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416in" text:min-label-width="0.125in" text:list-level-position-and-space-mode="label-alignment">
          <style:list-level-label-alignment text:label-followed-by="listtab" fo:margin-left="2.6666in" fo:text-indent="-0.125in"/>
        </style:list-level-properties>
      </text:list-level-style-number>
      <text:list-level-style-number text:level="4" style:num-suffix="." style:num-format="1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416in" text:min-label-width="0.125in" text:list-level-position-and-space-mode="label-alignment">
          <style:list-level-label-alignment text:label-followed-by="listtab" fo:margin-left="4.1666in" fo:text-indent="-0.125in"/>
        </style:list-level-properties>
      </text:list-level-style-number>
      <text:list-level-style-number text:level="7" style:num-suffix="." style:num-format="1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416in" text:min-label-width="0.125in" text:list-level-position-and-space-mode="label-alignment">
          <style:list-level-label-alignment text:label-followed-by="listtab" fo:margin-left="5.666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666in" text:min-label-width="0.125in" text:list-level-position-and-space-mode="label-alignment">
          <style:list-level-label-alignment text:label-followed-by="listtab" fo:margin-left="2.2916in" fo:text-indent="-0.125in"/>
        </style:list-level-properties>
      </text:list-level-style-number>
      <text:list-level-style-number text:level="4" style:num-suffix="." style:num-format="1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666in" text:min-label-width="0.125in" text:list-level-position-and-space-mode="label-alignment">
          <style:list-level-label-alignment text:label-followed-by="listtab" fo:margin-left="3.7916in" fo:text-indent="-0.125in"/>
        </style:list-level-properties>
      </text:list-level-style-number>
      <text:list-level-style-number text:level="7" style:num-suffix="." style:num-format="1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666in" text:min-label-width="0.125in" text:list-level-position-and-space-mode="label-alignment">
          <style:list-level-label-alignment text:label-followed-by="listtab" fo:margin-left="5.2916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Заголовок" style:master-page-name="MP0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P2" style:parent-style-name="PreformattedText" style:family="paragraph">
      <style:text-properties style:font-name="Times New Roman" fo:font-size="14pt" style:font-size-asian="14pt" style:font-size-complex="14pt"/>
    </style:style>
    <style:style style:name="P3" style:parent-style-name="PreformattedText" style:family="paragraph">
      <style:text-properties style:font-name="Times New Roman" fo:font-size="14pt" style:font-size-asian="14pt" style:font-size-complex="14pt"/>
    </style:style>
    <style:style style:name="P4" style:parent-style-name="PreformattedText" style:family="paragraph">
      <style:text-properties style:font-name="Times New Roman" fo:font-size="14pt" style:font-size-asian="14pt" style:font-size-complex="14pt"/>
    </style:style>
    <style:style style:name="P5" style:parent-style-name="PreformattedText" style:family="paragraph">
      <style:text-properties style:font-name="Times New Roman" fo:font-size="14pt" style:font-size-asian="14pt" style:font-size-complex="14pt"/>
    </style:style>
    <style:style style:name="P6" style:parent-style-name="PreformattedText" style:family="paragraph">
      <style:text-properties style:font-name="Times New Roman" fo:font-size="14pt" style:font-size-asian="14pt" style:font-size-complex="14pt"/>
    </style:style>
    <style:style style:name="P7" style:parent-style-name="PreformattedText" style:family="paragraph">
      <style:text-properties style:font-name="Times New Roman" fo:font-size="14pt" style:font-size-asian="14pt" style:font-size-complex="14pt"/>
    </style:style>
    <style:style style:name="P8" style:parent-style-name="PreformattedText" style:family="paragraph">
      <style:text-properties style:font-name="Times New Roman" fo:font-size="14pt" style:font-size-asian="14pt" style:font-size-complex="14pt"/>
    </style:style>
    <style:style style:name="P9" style:parent-style-name="PreformattedText" style:family="paragraph">
      <style:text-properties style:font-name="Times New Roman" fo:font-size="14pt" style:font-size-asian="14pt" style:font-size-complex="14pt"/>
    </style:style>
    <style:style style:name="P10" style:parent-style-name="PreformattedText" style:family="paragraph">
      <style:text-properties style:font-name="Times New Roman" fo:font-size="14pt" style:font-size-asian="14pt" style:font-size-complex="14pt"/>
    </style:style>
    <style:style style:name="P11" style:parent-style-name="PreformattedText" style:family="paragraph">
      <style:text-properties style:font-name="Times New Roman" fo:font-size="14pt" style:font-size-asian="14pt" style:font-size-complex="14pt"/>
    </style:style>
    <style:style style:name="P12" style:parent-style-name="PreformattedText" style:family="paragraph">
      <style:text-properties style:font-name="Times New Roman" fo:font-size="14pt" style:font-size-asian="14pt" style:font-size-complex="14pt"/>
    </style:style>
    <style:style style:name="P13" style:parent-style-name="PreformattedText" style:family="paragraph">
      <style:text-properties style:font-name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" style:parent-style-name="PreformattedText" style:family="paragraph">
      <style:text-properties style:font-name="Times New Roman" fo:font-size="14pt" style:font-size-asian="14pt" style:font-size-complex="14pt"/>
    </style:style>
    <style:style style:name="P23" style:parent-style-name="PreformattedText" style:family="paragraph">
      <style:text-properties style:font-name="Times New Roman" fo:font-size="14pt" style:font-size-asian="14pt" style:font-size-complex="14pt"/>
    </style:style>
    <style:style style:name="P24" style:parent-style-name="PreformattedText" style:family="paragraph">
      <style:text-properties style:font-name="Times New Roman" fo:font-size="14pt" style:font-size-asian="14pt" style:font-size-complex="14pt"/>
    </style:style>
    <style:style style:name="P25" style:parent-style-name="PreformattedText" style:family="paragraph">
      <style:text-properties style:font-name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9" style:parent-style-name="PreformattedText" style:list-style-name="LFO1" style:family="paragraph">
      <style:text-properties style:font-name="Times New Roman" fo:font-size="14pt" style:font-size-asian="14pt" style:font-size-complex="14pt"/>
    </style:style>
    <style:style style:name="P30" style:parent-style-name="PreformattedText" style:list-style-name="LFO1" style:family="paragraph">
      <style:text-properties style:font-name="Times New Roman" fo:font-size="14pt" style:font-size-asian="14pt" style:font-size-complex="14pt"/>
    </style:style>
    <style:style style:name="P31" style:parent-style-name="PreformattedText" style:family="paragraph">
      <style:paragraph-properties fo:margin-left="0.2916in">
        <style:tab-stops/>
      </style:paragraph-properties>
      <style:text-properties style:font-name="Times New Roman" fo:font-size="14pt" style:font-size-asian="14pt" style:font-size-complex="14pt"/>
    </style:style>
    <style:style style:name="P32" style:parent-style-name="PreformattedText" style:family="paragraph">
      <style:paragraph-properties fo:margin-left="0.2916in">
        <style:tab-stops/>
      </style:paragraph-properties>
      <style:text-properties style:font-name="Times New Roman" fo:font-size="14pt" style:font-size-asian="14pt" style:font-size-complex="14pt"/>
    </style:style>
    <style:style style:name="P33" style:parent-style-name="PreformattedText" style:family="paragraph">
      <style:paragraph-properties fo:margin-left="0.2916in">
        <style:tab-stops/>
      </style:paragraph-properties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7" style:parent-style-name="PreformattedText" style:list-style-name="LFO7" style:family="paragraph">
      <style:text-properties style:font-name="Times New Roman" fo:font-size="14pt" style:font-size-asian="14pt" style:font-size-complex="14pt"/>
    </style:style>
    <style:style style:name="P38" style:parent-style-name="PreformattedText" style:list-style-name="LFO7" style:family="paragraph">
      <style:text-properties style:font-name="Times New Roman" fo:font-size="14pt" style:font-size-asian="14pt" style:font-size-complex="14pt"/>
    </style:style>
    <style:style style:name="P39" style:parent-style-name="PreformattedText" style:list-style-name="LFO7" style:family="paragraph">
      <style:text-properties style:font-name="Times New Roman" fo:font-size="14pt" style:font-size-asian="14pt" style:font-size-complex="14pt"/>
    </style:style>
    <style:style style:name="P40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41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42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43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44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45" style:parent-style-name="PreformattedText" style:family="paragraph">
      <style:text-properties style:font-name="Times New Roman" fo:font-size="14pt" style:font-size-asian="14pt" style:font-size-complex="14pt"/>
    </style:style>
    <style:style style:name="P46" style:parent-style-name="PreformattedText" style:family="paragraph">
      <style:text-properties style:font-name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" style:parent-style-name="PreformattedText" style:family="paragraph">
      <style:text-properties style:font-name="Times New Roman" fo:font-size="14pt" style:font-size-asian="14pt" style:font-size-complex="14pt"/>
    </style:style>
    <style:style style:name="P51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52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53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54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55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56" style:parent-style-name="PreformattedText" style:family="paragraph">
      <style:text-properties style:font-name="Times New Roman" fo:font-size="14pt" style:font-size-asian="14pt" style:font-size-complex="14pt"/>
    </style:style>
    <style:style style:name="P57" style:parent-style-name="PreformattedText" style:family="paragraph">
      <style:text-properties style:font-name="Times New Roman" fo:font-size="14pt" style:font-size-asian="14pt" style:font-size-complex="14pt"/>
    </style:style>
    <style:style style:name="P58" style:parent-style-name="PreformattedText" style:list-style-name="LFO2" style:family="paragraph"/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" style:parent-style-name="PreformattedText" style:list-style-name="LFO2" style:family="paragraph"/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" style:parent-style-name="PreformattedText" style:list-style-name="LFO2" style:family="paragraph"/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2" style:parent-style-name="PreformattedText" style:list-style-name="LFO2" style:family="paragraph"/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7" style:parent-style-name="PreformattedText" style:list-style-name="LFO2" style:family="paragraph"/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1" style:parent-style-name="PreformattedText" style:family="paragraph">
      <style:text-properties style:font-name="Times New Roman" fo:font-size="14pt" style:font-size-asian="14pt" style:font-size-complex="14pt"/>
    </style:style>
    <style:style style:name="P82" style:parent-style-name="PreformattedText" style:family="paragraph">
      <style:text-properties style:font-name="Times New Roman" fo:font-size="14pt" style:font-size-asian="14pt" style:font-size-complex="14pt"/>
    </style:style>
    <style:style style:name="P83" style:parent-style-name="PreformattedText" style:family="paragraph">
      <style:text-properties style:font-name="Times New Roman" fo:font-size="14pt" style:font-size-asian="14pt" style:font-size-complex="14pt"/>
    </style:style>
    <style:style style:name="P84" style:parent-style-name="PreformattedText" style:list-style-name="LFO6" style:family="paragraph">
      <style:text-properties style:font-name="Times New Roman" fo:font-size="14pt" style:font-size-asian="14pt" style:font-size-complex="14pt"/>
    </style:style>
    <style:style style:name="P85" style:parent-style-name="PreformattedText" style:list-style-name="LFO6" style:family="paragraph">
      <style:text-properties style:font-name="Times New Roman" fo:font-size="14pt" style:font-size-asian="14pt" style:font-size-complex="14pt"/>
    </style:style>
    <style:style style:name="P86" style:parent-style-name="PreformattedText" style:family="paragraph">
      <style:text-properties style:font-name="Times New Roman" fo:font-size="14pt" style:font-size-asian="14pt" style:font-size-complex="14pt"/>
    </style:style>
    <style:style style:name="P87" style:parent-style-name="PreformattedText" style:family="paragraph">
      <style:text-properties style:font-name="Times New Roman" fo:font-size="14pt" style:font-size-asian="14pt" style:font-size-complex="14pt"/>
    </style:style>
    <style:style style:name="P88" style:parent-style-name="PreformattedText" style:family="paragraph">
      <style:text-properties style:font-name="Times New Roman" fo:font-size="14pt" style:font-size-asian="14pt" style:font-size-complex="14pt"/>
    </style:style>
    <style:style style:name="P89" style:parent-style-name="Обычный" style:family="paragraph">
      <style:paragraph-properties fo:break-before="page"/>
      <style:text-properties fo:hyphenate="true"/>
    </style:style>
    <style:style style:name="P90" style:parent-style-name="PreformattedText" style:family="paragraph">
      <style:text-properties style:font-name="Times New Roman" fo:font-size="14pt" style:font-size-asian="14pt" style:font-size-complex="14pt"/>
    </style:style>
    <style:style style:name="P91" style:parent-style-name="PreformattedText" style:family="paragraph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7" style:parent-style-name="PreformattedText" style:family="paragraph">
      <style:text-properties style:font-name="Times New Roman" fo:font-size="14pt" style:font-size-asian="14pt" style:font-size-complex="14pt"/>
    </style:style>
    <style:style style:name="P98" style:parent-style-name="PreformattedText" style:list-style-name="LFO3" style:family="paragraph">
      <style:text-properties style:font-name="Times New Roman" fo:font-size="14pt" style:font-size-asian="14pt" style:font-size-complex="14pt"/>
    </style:style>
    <style:style style:name="P99" style:parent-style-name="PreformattedText" style:list-style-name="LFO3" style:family="paragraph">
      <style:text-properties style:font-name="Times New Roman" fo:font-size="14pt" style:font-size-asian="14pt" style:font-size-complex="14pt"/>
    </style:style>
    <style:style style:name="P100" style:parent-style-name="PreformattedText" style:list-style-name="LFO3" style:family="paragraph">
      <style:text-properties style:font-name="Times New Roman" fo:font-size="14pt" style:font-size-asian="14pt" style:font-size-complex="14pt"/>
    </style:style>
    <style:style style:name="P101" style:parent-style-name="PreformattedText" style:list-style-name="LFO3" style:family="paragraph">
      <style:text-properties style:font-name="Times New Roman" fo:font-size="14pt" style:font-size-asian="14pt" style:font-size-complex="14pt"/>
    </style:style>
    <style:style style:name="P102" style:parent-style-name="PreformattedText" style:family="paragraph">
      <style:text-properties style:font-name="Times New Roman" fo:font-size="14pt" style:font-size-asian="14pt" style:font-size-complex="14pt"/>
    </style:style>
    <style:style style:name="P103" style:parent-style-name="PreformattedText" style:list-style-name="LFO4" style:family="paragraph">
      <style:text-properties style:font-name="Times New Roman" fo:font-size="14pt" style:font-size-asian="14pt" style:font-size-complex="14pt"/>
    </style:style>
    <style:style style:name="P104" style:parent-style-name="PreformattedText" style:list-style-name="LFO4" style:family="paragraph">
      <style:text-properties style:font-name="Times New Roman" fo:font-size="14pt" style:font-size-asian="14pt" style:font-size-complex="14pt"/>
    </style:style>
    <style:style style:name="P105" style:parent-style-name="PreformattedText" style:list-style-name="LFO4" style:family="paragraph">
      <style:text-properties style:font-name="Times New Roman" fo:font-size="14pt" style:font-size-asian="14pt" style:font-size-complex="14pt"/>
    </style:style>
    <style:style style:name="P106" style:parent-style-name="PreformattedText" style:list-style-name="LFO4" style:family="paragraph">
      <style:text-properties style:font-name="Times New Roman" fo:font-size="14pt" style:font-size-asian="14pt" style:font-size-complex="14pt"/>
    </style:style>
    <style:style style:name="P107" style:parent-style-name="PreformattedText" style:family="paragraph">
      <style:text-properties style:font-name="Times New Roman" fo:font-size="14pt" style:font-size-asian="14pt" style:font-size-complex="14pt"/>
    </style:style>
    <style:style style:name="P108" style:parent-style-name="PreformattedText" style:family="paragraph">
      <style:text-properties style:font-name="Times New Roman" fo:font-size="14pt" style:font-size-asian="14pt" style:font-size-complex="14pt"/>
    </style:style>
    <style:style style:name="P109" style:parent-style-name="PreformattedText" style:family="paragraph">
      <style:text-properties style:font-name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3" style:parent-style-name="PreformattedText" style:family="paragraph">
      <style:text-properties style:font-name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6" style:parent-style-name="PreformattedText" style:list-style-name="LFO5" style:family="paragraph"/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8" style:parent-style-name="PreformattedText" style:list-style-name="LFO5" style:family="paragraph"/>
    <style:style style:name="T1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0" style:parent-style-name="PreformattedText" style:list-style-name="LFO5" style:family="paragraph"/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4" style:parent-style-name="PreformattedText" style:family="paragraph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Создать систему оценивания своих знаний из выбраных навыков.</text:p>
      <text:p text:style-name="P2"/>
      <text:p text:style-name="P3">Вход:</text:p>
      <text:p text:style-name="P4">Для того, чтоб упростить задачу с регистрацией, в базе денных будет создано два аккаунта<text:s/>(Логин + Пароль).<text:s/>Это упростит тестирование сайта и его создание.</text:p>
      <text:p text:style-name="P5"/>
      <text:p text:style-name="P6">Как это будет работать:</text:p>
      <text:p text:style-name="P7"/>
      <text:p text:style-name="P8">1) Пользователь на главном экране<text:s/>нажимает на кнопку, которая открывает<text:s/>модельное окно.</text:p>
      <text:p text:style-name="P9">2)<text:s/>Пользователь выбирает из предложенных<text:s/>разделов, нужный ему.<text:s/>После этого выбирает сам навык в этом разделе<text:s/>из выпадающего окна.</text:p>
      <text:p text:style-name="P10">3)<text:tab/>Навык после отправки формы добавляется в БД и появляется под предыдущим навыком пользователя, на главной странице в разделах. Справа от них есть звездочки, для оценивания.</text:p>
      <text:p text:style-name="P11"/>
      <text:p text:style-name="P12">4)<text:tab/>Система оценивания.</text:p>
      <text:p text:style-name="P13"><text:s text:c="4"/>* От 0 до<text:s/>5<text:s/>звезд;</text:p>
      <text:p text:style-name="PreformattedText"><text:span text:style-name="T14"><text:s text:c="4"/>* Под звездами, при наведении, надпись по типу (</text:span><text:span text:style-name="T15">Trainee</text:span><text:span text:style-name="T16">;<text:s/></text:span><text:span text:style-name="T17">Junior</text:span><text:span text:style-name="T18">;<text:s/></text:span><text:span text:style-name="T19">Middle</text:span><text:span text:style-name="T20"><text:s/></text:span><text:span text:style-name="T21">и т.д)</text:span></text:p>
      <text:p text:style-name="P22"/>
      <text:p text:style-name="P23">В разработке участвует<text:s/>1<text:s/>человек:</text:p>
      <text:p text:style-name="P24"><text:s text:c="4"/>Сергеев Илья</text:p>
      <text:p text:style-name="P25"/>
      <text:p text:style-name="PreformattedText"><text:span text:style-name="T26">1.</text:span><text:span text:style-name="T27"><text:tab/></text:span><text:span text:style-name="T28">Создать дизайн для сайта.</text:span></text:p>
      <text:list text:style-name="LFO1" text:continue-numbering="true">
        <text:list-item>
          <text:p text:style-name="P29">Для Desktop</text:p>
        </text:list-item>
        <text:list-item>
          <text:p text:style-name="P30">Для Моб. Телефона</text:p>
        </text:list-item>
      </text:list>
      <text:p text:style-name="P31">Дизайн для<text:s/>сайта + входа.<text:s/></text:p>
      <text:p text:style-name="P32"/>
      <text:p text:style-name="P33"><text:span text:style-name="T34">Создать главную страницу.</text:span><text:span text:style-name="T35"><text:s/></text:span><text:span text:style-name="T36"><text:line-break/>Содержание:<text:s/></text:span></text:p>
      <text:list text:style-name="LFO7" text:continue-numbering="true">
        <text:list-item>
          <text:p text:style-name="P37">Текст «Оцени свои навыки»;</text:p>
        </text:list-item>
        <text:list-item>
          <text:p text:style-name="P38">Кнопку «Оценить»;</text:p>
        </text:list-item>
        <text:list-item>
          <text:p text:style-name="P39">Раздел оцененных навыков.</text:p>
        </text:list-item>
      </text:list>
      <text:list text:style-name="LFO9" text:continue-numbering="true">
        <text:list-item>
          <text:p text:style-name="P40">Название навыка</text:p>
        </text:list-item>
        <text:list-item>
          <text:p text:style-name="P41">Название языка</text:p>
        </text:list-item>
        <text:list-item>
          <text:p text:style-name="P42">Оценка(в звездах)</text:p>
        </text:list-item>
        <text:list-item>
          <text:p text:style-name="P43">Разделение навыков</text:p>
        </text:list-item>
      </text:list>
      <text:list text:style-name="LFO11" text:continue-numbering="true">
        <text:list-item>
          <text:p text:style-name="P44">Два пересекающихся вектора<text:s/><text:line-break/>1 цвет -<text:s/>5DE9FC, прозрачность 30%.<text:s/><text:line-break/>2 цвет -<text:s/>EDF040, прозрачность 30%</text:p>
        </text:list-item>
      </text:list>
      <text:p text:style-name="P45"/>
      <text:p text:style-name="P46"/>
      <text:soft-page-break/>
      <text:p text:style-name="PreformattedText"><text:span text:style-name="T47">Модальное окно.</text:span><text:span text:style-name="T48"><text:line-break/></text:span><text:span text:style-name="T49">Окно должно появляться затемняя все что сади.<text:s/></text:span></text:p>
      <text:p text:style-name="P50"><text:tab/>Содержание:</text:p>
      <text:list text:style-name="LFO11" text:continue-numbering="true">
        <text:list-item>
          <text:p text:style-name="P51">Пояснение звезд</text:p>
        </text:list-item>
        <text:list-item>
          <text:p text:style-name="P52">Поле выбора навыка</text:p>
        </text:list-item>
        <text:list-item>
          <text:p text:style-name="P53">Поле выбора языка</text:p>
        </text:list-item>
        <text:list-item>
          <text:p text:style-name="P54">Пять звезд для оценки, под ними, при наведении, ховер (Брать из этого документа, в «Пояснения для звезд»)</text:p>
        </text:list-item>
        <text:list-item>
          <text:p text:style-name="P55">Кнопка «Отправить»</text:p>
        </text:list-item>
      </text:list>
      <text:p text:style-name="P56"/>
      <text:p text:style-name="P57">Пояснения для звезд:</text:p>
      <text:list text:style-name="LFO2" text:continue-numbering="true">
        <text:list-item>
          <text:p text:style-name="P58"><text:span text:style-name="T59">Одна — «</text:span><text:span text:style-name="T60">Trainee</text:span><text:span text:style-name="T61">», имеешь большое желание научиться программировать. Только начал учить теорию, то как работает компьюте</text:span><text:span text:style-name="T62">р и т.д.</text:span></text:p>
        </text:list-item>
        <text:list-item>
          <text:p text:style-name="P63"><text:span text:style-name="T64">Две — «</text:span><text:span text:style-name="T65">Junior</text:span><text:span text:style-name="T66">», понимаешь азы какого-либо языка программирования, можешь написать простую консольную программу.</text:span></text:p>
        </text:list-item>
        <text:list-item>
          <text:p text:style-name="P67"><text:span text:style-name="T68">Три — «</text:span><text:span text:style-name="T69">Middle</text:span><text:span text:style-name="T70">»,</text:span><text:span text:style-name="T71"><text:s/>…</text:span></text:p>
        </text:list-item>
        <text:list-item>
          <text:p text:style-name="P72"><text:span text:style-name="T73">Четыре — «</text:span><text:span text:style-name="T74">Senior</text:span><text:span text:style-name="T75">». Имеешь большую библиотеку решенных задач, есть свои проекты, владеешь 40% навыками в одной из сфер п</text:span><text:span text:style-name="T76">рограммирования. Готов к стажировке.</text:span></text:p>
        </text:list-item>
        <text:list-item>
          <text:p text:style-name="P77"><text:span text:style-name="T78">Пять — «</text:span><text:span text:style-name="T79">Lead</text:span><text:span text:style-name="T80">». Умеешь решать любые простые задачи и трудности не ставят тебя в тупик. Готов к более сложным проектам под руководством опытных коллег. Готов к работе и развитию в команде.</text:span></text:p>
        </text:list-item>
      </text:list>
      <text:p text:style-name="P81"/>
      <text:p text:style-name="P82">Вход:</text:p>
      <text:p text:style-name="P83">Создать страницу входа с полями<text:s/></text:p>
      <text:list text:style-name="LFO6" text:continue-numbering="true">
        <text:list-item>
          <text:p text:style-name="P84">Логин</text:p>
        </text:list-item>
        <text:list-item>
          <text:p text:style-name="P85">Пароль</text:p>
        </text:list-item>
      </text:list>
      <text:p text:style-name="P86">Снизу кнопка «Войти».</text:p>
      <text:p text:style-name="P87"/>
      <text:p text:style-name="P88"/>
      <text:p text:style-name="P89"/>
      <text:soft-page-break/>
      <text:p text:style-name="P90">//Переделать.</text:p>
      <text:p text:style-name="P91"/>
      <text:p text:style-name="PreformattedText"><text:span text:style-name="T92">2.</text:span><text:span text:style-name="T93"><text:tab/></text:span><text:span text:style-name="T94">Создать в Базе Данных с табл</text:span><text:span text:style-name="T95">ицами users и rateing.</text:span><text:span text:style-name="T96"><text:s/>Добавить поля:</text:span></text:p>
      <text:p text:style-name="P97">В users:</text:p>
      <text:list text:style-name="LFO3" text:continue-numbering="true">
        <text:list-item>
          <text:p text:style-name="P98">id (Автоинкремент, первичный ключ, не пустое);</text:p>
        </text:list-item>
        <text:list-item>
          <text:p text:style-name="P99">name (Имя пользователя);</text:p>
        </text:list-item>
        <text:list-item>
          <text:p text:style-name="P100">surmane (Фамилия пользователя);</text:p>
        </text:list-item>
        <text:list-item>
          <text:p text:style-name="P101">group (Номер группы);</text:p>
        </text:list-item>
      </text:list>
      <text:p text:style-name="P102">B rateing:</text:p>
      <text:list text:style-name="LFO4" text:continue-numbering="true">
        <text:list-item>
          <text:p text:style-name="P103">id <text:s text:c="8"/></text:p>
        </text:list-item>
        <text:list-item>
          <text:p text:style-name="P104">skill_name (Строковое название навыка пользователя);</text:p>
        </text:list-item>
        <text:list-item>
          <text:p text:style-name="P105">skill<text:s/>(Челое число, не может быть пустым(если пустое, то в базу данных не вносится рейтинг этого навыка));</text:p>
        </text:list-item>
        <text:list-item>
          <text:p text:style-name="P106">about_skill (Строковое описание, описывает знания пользователя);</text:p>
        </text:list-item>
      </text:list>
      <text:p text:style-name="P107"/>
      <text:p text:style-name="P108"/>
      <text:p text:style-name="P109"/>
      <text:p text:style-name="PreformattedText"><text:span text:style-name="T110">3.</text:span><text:span text:style-name="T111"><text:tab/></text:span><text:span text:style-name="T112">Сверстать страницу по предоставленному дизайнером макету.</text:span></text:p>
      <text:p text:style-name="PreformattedText"><text:span text:style-name="T113"><text:tab/></text:span><text:span text:style-name="T114"><text:tab/>Верстка осущствляется по</text:span><text:span text:style-name="T115"><text:s/>макету и дизайну, сделанному ранее. При<text:s/></text:span><text:span text:style-name="T116"><text:tab/></text:span><text:span text:style-name="T117"><text:tab/>верстке предусмотреть адаптивность и кроссбраузерность сайта.<text:s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Придерживаться стиля Pixel Perfect.</text:span></text:p>
      <text:p text:style-name="P123"><text:tab/>Перед началом работы обсудить с дизайнером все детали.<text:line-break/><text:tab/>Из тонкостей верстки:</text:p>
      <text:p text:style-name="PreformattedText"><text:span text:style-name="T124"><text:tab/>при нажатии на кнопку,<text:s/></text:span><text:span text:style-name="T125">всплывает модальное окно в котором я.</text:span></text:p>
      <text:list text:style-name="LFO5" text:continue-numbering="true">
        <text:list-item>
          <text:p text:style-name="P126"><text:span text:style-name="T127">Шрифт — одинаковый на всей странице</text:span></text:p>
        </text:list-item>
        <text:list-item>
          <text:p text:style-name="P128"><text:span text:style-name="T129">Звезды <text:s/>— под каждой звездой, при наведении, высвечивается надпись, показывающая значение этой звезды.</text:span><text:span text:style-name="T130"><text:line-break/></text:span><text:span text:style-name="T131">(1 — Стажер. 2 —<text:s/></text:span><text:span text:style-name="T132">Junior</text:span><text:span text:style-name="T133">. 3 —<text:s/></text:span><text:span text:style-name="T134">Middle</text:span><text:span text:style-name="T135">. 4 —<text:s/></text:span><text:span text:style-name="T136">Senior</text:span><text:span text:style-name="T137">. 5 —<text:s/></text:span><text:span text:style-name="T138">Lead</text:span><text:span text:style-name="T139">.)</text:span></text:p>
        </text:list-item>
        <text:list-item>
          <text:p text:style-name="P140"><text:span text:style-name="T141"><text:line-break/></text:span><text:span text:style-name="T142"><text:tab/></text:span><text:span text:style-name="T143"><text:tab/></text:span></text:p>
        </text:list-item>
      </text:list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2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3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4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5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6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7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8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1LVL9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1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2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3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4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5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6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7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8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9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1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2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3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4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5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6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7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8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3LVL9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1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2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3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4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5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6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7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8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4LVL9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1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2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3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4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5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6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7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8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5LVL9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416in" text:min-label-width="0.125in" text:list-level-position-and-space-mode="label-alignment">
          <style:list-level-label-alignment text:label-followed-by="listtab" fo:margin-left="2.6666in" fo:text-indent="-0.125in"/>
        </style:list-level-properties>
      </text:list-level-style-number>
      <text:list-level-style-number text:level="4" style:num-suffix="." style:num-format="1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416in" text:min-label-width="0.125in" text:list-level-position-and-space-mode="label-alignment">
          <style:list-level-label-alignment text:label-followed-by="listtab" fo:margin-left="4.1666in" fo:text-indent="-0.125in"/>
        </style:list-level-properties>
      </text:list-level-style-number>
      <text:list-level-style-number text:level="7" style:num-suffix="." style:num-format="1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416in" text:min-label-width="0.125in" text:list-level-position-and-space-mode="label-alignment">
          <style:list-level-label-alignment text:label-followed-by="listtab" fo:margin-left="5.666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666in" text:min-label-width="0.125in" text:list-level-position-and-space-mode="label-alignment">
          <style:list-level-label-alignment text:label-followed-by="listtab" fo:margin-left="2.2916in" fo:text-indent="-0.125in"/>
        </style:list-level-properties>
      </text:list-level-style-number>
      <text:list-level-style-number text:level="4" style:num-suffix="." style:num-format="1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666in" text:min-label-width="0.125in" text:list-level-position-and-space-mode="label-alignment">
          <style:list-level-label-alignment text:label-followed-by="listtab" fo:margin-left="3.7916in" fo:text-indent="-0.125in"/>
        </style:list-level-properties>
      </text:list-level-style-number>
      <text:list-level-style-number text:level="7" style:num-suffix="." style:num-format="1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666in" text:min-label-width="0.125in" text:list-level-position-and-space-mode="label-alignment">
          <style:list-level-label-alignment text:label-followed-by="listtab" fo:margin-left="5.2916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Илья Сергеев</meta:initial-creator>
    <dc:creator>Илья Сергеев</dc:creator>
    <meta:creation-date>2022-06-15T12:00:00Z</meta:creation-date>
    <dc:date>2022-06-21T14:24:00Z</dc:date>
    <meta:template xlink:href="Normal.dotm" xlink:type="simple"/>
    <meta:editing-cycles>5</meta:editing-cycles>
    <meta:editing-duration>PT15120S</meta:editing-duration>
    <meta:document-statistic meta:page-count="3" meta:paragraph-count="6" meta:word-count="476" meta:character-count="3189" meta:row-count="22" meta:non-whitespace-character-count="2719"/>
  </office:meta>
</office:document-meta>
</file>